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5">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Note</text:span>: The following sections contain information about all the tools you will need to complete the course. If you have problems following trough it or prefer watching videos, check the <text:span text:style-name="Emphasis">Tools Setup</text:span> videos in the <text:span text:style-name="Emphasis">Getting Started</text:span> Section.</text:p>
      <text:p text:style-name="Text_20_body">In order to work on the programming assignments, you need to have the following tools installed on your machine:</text:p>
      <text:list xml:id="list1942096413421141779" text:style-name="L1">
        <text:list-item>
          <text:p text:style-name="P1">Oracle JDK, the Java Development Kit, version 1.8. Note some assignments may work with Java 1.7, but we grade the assignments with 1.8, so we strongly recommend to use Java 1.8. Check you have the right version by typing in the console:</text:p>
        </text:list-item>
      </text:list>
      <text:list xml:id="list700044180524035409" text:style-name="L2">
        <text:list-item>
          <text:p text:style-name="P7">Scala Build Tool (sbt), a build tool for Scala, version 0.13.x.</text:p>
        </text:list-item>
        <text:list-item>
          <text:p text:style-name="P2">The Scala IDE for Eclipse, Intellij IDEA or another IDE of your choice.</text:p>
        </text:list-item>
      </text:list>
      <text:p text:style-name="Text_20_body">Please follow the instructions on this page carefully.</text:p>
      <text:h text:style-name="Heading_20_1" text:outline-level="1">Installing the JDK</text:h>
      <text:h text:style-name="Heading_20_2" text:outline-level="2">Linux</text:h>
      <text:list xml:id="list5286793586396947586" text:style-name="L3">
        <text:list-item>
          <text:p text:style-name="P8"><text:span text:style-name="Strong_20_Emphasis">Ubuntu, Debian:</text:span> To install the JDK using apt-get, execute the following command in a terminal sudo apt-get install openjdk-8-jdk</text:p>
        </text:list-item>
        <text:list-item>
          <text:p text:style-name="P8"><text:span text:style-name="Strong_20_Emphasis">Fedora, Oracle, Red Had: </text:span>To install the JDK using yum, execute the following command in a terminal su -c "yum install java-1.8.0-openjdk-devel"</text:p>
        </text:list-item>
        <text:list-item>
          <text:p text:style-name="P3"><text:span text:style-name="Strong_20_Emphasis">Manual Installation: </text:span>To install the JDK manually on a Linux system, follow these steps:</text:p>
        </text:list-item>
      </text:list>
      <text:list xml:id="list6977722421336085933" text:style-name="L4">
        <text:list-item>
          <text:p text:style-name="P4">Download the .tar.gz archive from <text:a xlink:type="simple" xlink:href="http://www.oracle.com/technetwork/java/javase/downloads/jdk8-downloads-2133151.html" office:target-frame-name="_blank" xlink:show="new" text:style-name="Internet_20_link" text:visited-style-name="Visited_20_Internet_20_Link">the Oracle website</text:a></text:p>
        </text:list-item>
      </text:list>
      <text:p text:style-name="Text_20_body">2. Unpack the downloaded archive to a directory of your choice</text:p>
      <text:p text:style-name="Text_20_body">3. Add the <text:span text:style-name="Emphasis">bin/</text:span> directory of the extracted JDK to the PATH environment variable. Open the file <text:span text:style-name="Emphasis">~/.bashrc</text:span> in an editor (create it if it doesn't exist) and add the following line:</text:p>
      <text:p text:style-name="Text_20_body">If you are using another shell, add that line in the corresponding configuration file (e.g. <text:span text:style-name="Emphasis">~/.zshrc</text:span> for zsh).</text:p>
      <text:p text:style-name="Text_20_body"><text:span text:style-name="Strong_20_Emphasis">Verify your setup:</text:span> Open a new terminal (to apply the changed <text:span text:style-name="Emphasis">~/.bashrc</text:span> in case you did the manual installation) and type java -version. If you have problems installing the JDK, ask for help on the forums.</text:p>
      <text:h text:style-name="Heading_20_2" text:outline-level="2">Mac OS X</text:h>
      <text:p text:style-name="Text_20_body">Mac OS X either comes with a pre-installed JDK, or installs it automatically.</text:p>
      <text:p text:style-name="Text_20_body">To verify your JDK installation, open the Terminal application in /Applications/Utilities/ and type java -version. If the JDK is not yet installed, the system will ask you if you would like to download and install it. Make sure you install Java 1.8.</text:p>
      <text:h text:style-name="Heading_20_2" text:outline-level="2"><text:soft-page-break/>Windows</text:h>
      <text:list xml:id="list3751362782564866997" text:style-name="L5">
        <text:list-item>
          <text:p text:style-name="P9">Download the JDK installer for Windows from <text:a xlink:type="simple" xlink:href="http://www.oracle.com/technetwork/java/javase/downloads/jdk8-downloads-2133151.html" office:target-frame-name="_blank" xlink:show="new" text:style-name="Internet_20_link" text:visited-style-name="Visited_20_Internet_20_Link">the Oracle website.</text:a></text:p>
        </text:list-item>
        <text:list-item>
          <text:p text:style-name="P9">Run the installer.</text:p>
        </text:list-item>
        <text:list-item>
          <text:p text:style-name="P5">Add the<text:span text:style-name="Emphasis"> bin</text:span> directory of the installed JDK to the PATH environment variable, as described <text:a xlink:type="simple" xlink:href="http://www.java.com/en/download/help/path.xml" office:target-frame-name="_blank" xlink:show="new" text:style-name="Internet_20_link" text:visited-style-name="Visited_20_Internet_20_Link">here</text:a>.</text:p>
        </text:list-item>
      </text:list>
      <text:p text:style-name="Text_20_body">To verify the JDK installation, open the Command Prompt and type <text:span text:style-name="Emphasis">`java -version`</text:span>. If you run into any problem, go to the <text:a xlink:type="simple" xlink:href="https://java.com/en/download/help/windows_manual_download.xml" office:target-frame-name="_blank" xlink:show="new" text:style-name="Internet_20_link" text:visited-style-name="Visited_20_Internet_20_Link">official Oracle documentation</text:a>.</text:p>
      <text:h text:style-name="Heading_20_2" text:outline-level="2">Installing sbt</text:h>
      <text:p text:style-name="Text_20_body"><text:a xlink:type="simple" xlink:href="http://www.scala-sbt.org/release/docs/Setup.html" office:target-frame-name="_blank" xlink:show="new" text:style-name="Internet_20_link" text:visited-style-name="Visited_20_Internet_20_Link">Follow the instructions for your platform</text:a> to get it running.</text:p>
      <text:p text:style-name="Text_20_body">This course requires sbt version <text:span text:style-name="Strong_20_Emphasis">0.13.x</text:span>. If you have previously installed sbt 0.12.x, you need to uninstall it and install a newer version. sbt 0.13.x can be used for projects and other courses requiring sbt 0.12.x, but not the other way around. If in doubt, you can check your currently installed sbt like this: in an arbitrary directory that is not a programming assignment or otherwise an sbt project, run:</text:p>
      <text:p text:style-name="Text_20_body">You should see something like this:</text:p>
      <text:p text:style-name="Text_20_body">If the sbt command is not found, or if you get a non-0.13.x version, you need to install sbt 0.13.x. In this case, <text:a xlink:type="simple" xlink:href="http://www.scala-sbt.org/release/docs/Setup.html" office:target-frame-name="_blank" xlink:show="new" text:style-name="Internet_20_link" text:visited-style-name="Visited_20_Internet_20_Link">go to the official instructions for your platform</text:a>.</text:p>
      <text:p text:style-name="P6"> Comple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23:09.176191426</meta:creation-date>
    <dc:date>2016-09-15T17:23:30.374858805</dc:date>
    <meta:editing-duration>PT22S</meta:editing-duration>
    <meta:editing-cycles>1</meta:editing-cycles>
    <meta:document-statistic meta:table-count="0" meta:image-count="0" meta:object-count="0" meta:page-count="2" meta:paragraph-count="30" meta:word-count="538" meta:character-count="3128" meta:non-whitespace-character-count="2629"/>
    <meta:generator>LibreOffice/5.1.4.2$Linux_X86_64 LibreOffice_project/10m0$Build-2</meta:generator>
  </office:meta>
</office:document-meta>
</file>